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5a7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5fa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69d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officeooo:paragraph-rsid="00115fad" style:font-size-asian="1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officeooo:rsid="000b60c6" officeooo:paragraph-rsid="000b60c6" style:font-size-asian="1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officeooo:rsid="000a5c46" officeooo:paragraph-rsid="000a5c46" style:font-size-asian="1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0b5a72" officeooo:paragraph-rsid="000b5a7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160364" officeooo:paragraph-rsid="00160364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officeooo:rsid="0017c598" officeooo:paragraph-rsid="0017c598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6pt" fo:font-weight="bold" officeooo:rsid="0009a7ed" officeooo:paragraph-rsid="001b3efd" style:font-size-asian="16pt" style:font-weight-asian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6pt" fo:font-weight="bold" officeooo:rsid="000b5a72" officeooo:paragraph-rsid="000b5a72" style:font-size-asian="16pt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6pt" fo:font-weight="bold" style:font-size-asian="16pt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style:font-size-asian="16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paragraph-rsid="000a5c46" style:font-size-asian="16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paragraph-rsid="00115fad" style:font-size-asian="1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paragraph-rsid="000b5a72" style:font-size-asian="1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rsid="000b5a72" officeooo:paragraph-rsid="000b5a72" style:font-size-asian="16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rsid="000e81cf" officeooo:paragraph-rsid="000e81cf" style:font-size-asian="16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rsid="001b3efd" officeooo:paragraph-rsid="001b3efd" style:font-size-asian="16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rsid="001b8bc2" officeooo:paragraph-rsid="001b8bc2" style:font-size-asian="16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fo:font-weight="bold" style:font-size-asian="16pt" style:font-weight-asian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fo:font-weight="bold" officeooo:paragraph-rsid="00115fad" style:font-size-asian="16pt" style:font-weight-asian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fo:font-weight="bold" officeooo:rsid="000b5a72" officeooo:paragraph-rsid="00115fad" style:font-size-asian="16pt" style:font-weight-asian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fo:font-weight="bold" officeooo:rsid="001b3efd" officeooo:paragraph-rsid="001b3efd" style:font-size-asian="16pt" style:font-weight-asian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fo:font-weight="bold" officeooo:rsid="001b8bc2" officeooo:paragraph-rsid="001b8bc2" style:font-size-asian="16pt" style:font-weight-asian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officeooo:rsid="000b5a72" officeooo:paragraph-rsid="001b3efd" style:font-size-asian="16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officeooo:rsid="000e81cf" officeooo:paragraph-rsid="000e81cf" style:font-size-asian="16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fo:font-weight="bold" officeooo:rsid="000f6390" officeooo:paragraph-rsid="000f6390" style:font-size-asian="16pt" style:font-weight-asian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fo:font-weight="bold" officeooo:rsid="000f6390" officeooo:paragraph-rsid="00115fad" style:font-size-asian="16pt" style:font-weight-asian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fo:font-weight="bold" officeooo:rsid="000e81cf" officeooo:paragraph-rsid="000e81cf" style:font-size-asian="16pt" style:font-weight-asian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fo:font-weight="bold" officeooo:rsid="000e81cf" officeooo:paragraph-rsid="001b3efd" style:font-size-asian="16pt" style:font-weight-asian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6pt" fo:font-weight="bold" officeooo:rsid="00115fad" officeooo:paragraph-rsid="00115fad" style:font-size-asian="16pt" style:font-weight-asian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officeooo:rsid="001b3efd" officeooo:paragraph-rsid="001b3efd" style:font-size-asian="16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officeooo:paragraph-rsid="000b5a72" style:font-size-asian="16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efd"/>
    </style:style>
    <style:style style:name="T1" style:family="text">
      <style:text-properties fo:color="#7f0055" style:font-name="Monospace" fo:font-size="16pt" fo:font-weight="bold" style:font-size-asian="16pt" style:font-weight-asian="bold"/>
    </style:style>
    <style:style style:name="T2" style:family="text">
      <style:text-properties fo:color="#7f0055" style:font-name="Monospace" fo:font-size="16pt" fo:font-weight="bold" officeooo:rsid="000b5a72" style:font-size-asian="16pt" style:font-weight-asian="bold"/>
    </style:style>
    <style:style style:name="T3" style:family="text">
      <style:text-properties fo:color="#7f0055" style:font-name="Monospace" fo:font-size="16pt" fo:font-weight="bold" officeooo:rsid="001b3efd" style:font-size-asian="16pt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6pt" style:font-size-asian="16pt"/>
    </style:style>
    <style:style style:name="T6" style:family="text">
      <style:text-properties fo:color="#000000" style:font-name="Monospace" fo:font-size="16pt" officeooo:rsid="000b5a72" style:font-size-asian="16pt"/>
    </style:style>
    <style:style style:name="T7" style:family="text">
      <style:text-properties fo:color="#000000" style:font-name="Monospace" fo:font-size="16pt" officeooo:rsid="000cf17d" style:font-size-asian="16pt"/>
    </style:style>
    <style:style style:name="T8" style:family="text">
      <style:text-properties fo:color="#000000" style:font-name="Monospace" fo:font-size="16pt" officeooo:rsid="001269d8" style:font-size-asian="16pt"/>
    </style:style>
    <style:style style:name="T9" style:family="text">
      <style:text-properties fo:color="#000000" style:font-name="Monospace" fo:font-size="16pt" officeooo:rsid="001b3efd" style:font-size-asian="16pt"/>
    </style:style>
    <style:style style:name="T10" style:family="text">
      <style:text-properties fo:color="#000000" style:font-name="Monospace" fo:font-size="16pt" fo:font-style="italic" style:font-size-asian="16pt" style:font-style-asian="italic"/>
    </style:style>
    <style:style style:name="T11" style:family="text">
      <style:text-properties fo:color="#000000" style:font-name="Monospace" fo:font-size="16pt" style:text-underline-style="solid" style:text-underline-width="auto" style:text-underline-color="font-color" style:font-size-asian="16pt"/>
    </style:style>
    <style:style style:name="T12" style:family="text">
      <style:text-properties fo:color="#000000" style:font-name="Monospace" fo:font-size="16pt" fo:font-weight="bold" officeooo:rsid="000b5a72" style:font-size-asian="16pt" style:font-weight-asian="bold"/>
    </style:style>
    <style:style style:name="T13" style:family="text">
      <style:text-properties fo:color="#000000" style:font-name="Monospace" fo:font-size="16pt" fo:background-color="#d4d4d4" loext:char-shading-value="0" style:font-size-asian="16pt"/>
    </style:style>
    <style:style style:name="T14" style:family="text">
      <style:text-properties fo:color="#6a3e3e" style:font-name="Monospace" fo:font-size="16pt" style:font-size-asian="16pt"/>
    </style:style>
    <style:style style:name="T15" style:family="text">
      <style:text-properties fo:color="#6a3e3e" style:font-name="Monospace" fo:font-size="16pt" style:text-underline-style="solid" style:text-underline-width="auto" style:text-underline-color="font-color" style:font-size-asian="16pt"/>
    </style:style>
    <style:style style:name="T16" style:family="text">
      <style:text-properties fo:color="#6a3e3e" style:font-name="Monospace" fo:font-size="16pt" fo:background-color="#f0d8a8" loext:char-shading-value="0" style:font-size-asian="16pt"/>
    </style:style>
    <style:style style:name="T17" style:family="text">
      <style:text-properties fo:color="#6a3e3e" style:font-name="Monospace" fo:font-size="16pt" fo:background-color="#d4d4d4" loext:char-shading-value="0" style:font-size-asian="16pt"/>
    </style:style>
    <style:style style:name="T18" style:family="text">
      <style:text-properties fo:color="#3f7f5f" style:font-name="Monospace" fo:font-size="16pt" style:font-size-asian="16pt"/>
    </style:style>
    <style:style style:name="T19" style:family="text">
      <style:text-properties fo:color="#7f9fbf" style:font-name="Monospace" fo:font-size="16pt" fo:font-weight="bold" style:font-size-asian="16pt" style:font-weight-asian="bold"/>
    </style:style>
    <style:style style:name="T20" style:family="text">
      <style:text-properties fo:color="#0000c0" style:font-name="Monospace" fo:font-size="16pt" fo:font-style="italic" fo:font-weight="bold" style:font-size-asian="16pt" style:font-style-asian="italic" style:font-weight-asian="bold"/>
    </style:style>
    <style:style style:name="T21" style:family="text">
      <style:text-properties fo:color="#0000c0" style:font-name="Monospace" fo:font-size="16pt" style:font-size-asian="16pt"/>
    </style:style>
    <style:style style:name="T22" style:family="text">
      <style:text-properties fo:color="#2a00ff" style:font-name="Monospace" fo:font-size="16pt" style:font-size-asian="16pt"/>
    </style:style>
    <style:style style:name="T23" style:family="text">
      <style:text-properties style:font-name="Monospace" fo:font-size="16pt" style:font-size-asian="16pt"/>
    </style:style>
    <style:style style:name="T24" style:family="text">
      <style:text-properties style:font-name="Monospace" fo:font-size="16pt" officeooo:rsid="000b5a72" style:font-size-asian="16pt"/>
    </style:style>
    <style:style style:name="T25" style:family="text">
      <style:text-properties fo:color="#c9211e" style:font-name="Monospace" fo:font-size="16pt" officeooo:rsid="000b60c6" style:font-size-asian="16pt"/>
    </style:style>
    <style:style style:name="T26" style:family="text">
      <style:text-properties fo:color="#c9211e" style:font-name="Monospace" fo:font-size="16pt" fo:font-weight="bold" officeooo:rsid="000b5a72" style:font-size-asian="16pt" style:font-weight-asian="bold"/>
    </style:style>
    <style:style style:name="T27" style:family="text">
      <style:text-properties fo:color="#c9211e" style:font-name="Monospace" fo:font-size="16pt" fo:font-weight="bold" officeooo:rsid="001269d8" style:font-size-asian="16pt" style:font-weight-asian="bold"/>
    </style:style>
    <style:style style:name="T28" style:family="text">
      <style:text-properties officeooo:rsid="001b3efd"/>
    </style:style>
    <style:style style:name="T29" style:family="text">
      <style:text-properties officeooo:rsid="000b6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8">Q7</text:span></text:p>
      <text:p text:style-name="P12">Nearest prime</text:p>
      <text:p text:style-name="P1"><text:span text:style-name="T1">public</text:span><text:span text:style-name="T5"> </text:span><text:span text:style-name="T1">class</text:span><text:span text:style-name="T5"> NearestPrime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</text:span><text:span text:style-name="T1">int</text:span><text:span text:style-name="T5"> </text:span><text:span text:style-name="T14">number</text:span><text:span text:style-name="T5"> =15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=</text:span><text:span text:style-name="T14">number</text:span><text:span text:style-name="T5">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</text:span><text:span text:style-name="T1">int</text:span><text:span text:style-name="T5"> </text:span><text:span text:style-name="T14">n</text:span><text:span text:style-name="T5">=</text:span><text:span text:style-name="T14">number</text:span><text:span text:style-name="T5">+</text:span><text:span text:style-name="T14">i</text:span><text:span text:style-name="T5">;</text:span></text:p>
      <text:p text:style-name="P1"><text:span text:style-name="T5"><text:tab/><text:tab/><text:tab/></text:span><text:span text:style-name="T1">if</text:span><text:span text:style-name="T5">(</text:span><text:span text:style-name="T10">isaNumber</text:span><text:span text:style-name="T5">(</text:span><text:span text:style-name="T14">n</text:span><text:span text:style-name="T5">))</text:span></text:p>
      <text:p text:style-name="P15"><text:tab/><text:tab/><text:tab/>{</text:p>
      <text:p text:style-name="P1"><text:span text:style-name="T5"><text:tab/><text:tab/><text:tab/><text:tab/>System.</text:span><text:span text:style-name="T20">out</text:span><text:span text:style-name="T5">.println(</text:span><text:span text:style-name="T14">n</text:span><text:span text:style-name="T5">+</text:span><text:span text:style-name="T22">"this is nearest prime no"</text:span><text:span text:style-name="T5">);</text:span></text:p>
      <text:p text:style-name="P1"><text:span text:style-name="T5"><text:tab/><text:tab/><text:tab/><text:tab/></text:span><text:span text:style-name="T1">break</text:span><text:span text:style-name="T5">;</text:span></text:p>
      <text:p text:style-name="P15"><text:tab/><text:tab/><text:tab/>}</text:p>
      <text:p text:style-name="P15"><text:tab/><text:tab/>}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=</text:span><text:span text:style-name="T14">number</text:span><text:span text:style-name="T5">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</text:span><text:span text:style-name="T1">int</text:span><text:span text:style-name="T5"> </text:span><text:span text:style-name="T14">n1</text:span><text:span text:style-name="T5">=</text:span><text:span text:style-name="T14">number</text:span><text:span text:style-name="T5">-</text:span><text:span text:style-name="T14">i</text:span><text:span text:style-name="T5">;</text:span></text:p>
      <text:p text:style-name="P1"><text:span text:style-name="T5"><text:tab/><text:tab/><text:tab/></text:span><text:span text:style-name="T1">if</text:span><text:span text:style-name="T5">(</text:span><text:span text:style-name="T10">isaNumber</text:span><text:span text:style-name="T5">(</text:span><text:span text:style-name="T14">n1</text:span><text:span text:style-name="T5">)) {</text:span></text:p>
      <text:p text:style-name="P1"><text:span text:style-name="T5"><text:tab/><text:tab/><text:tab/><text:tab/>System.</text:span><text:span text:style-name="T20">out</text:span><text:span text:style-name="T5">.println(</text:span><text:span text:style-name="T14">n1</text:span><text:span text:style-name="T5">+</text:span><text:span text:style-name="T22">"this is nearest prime no"</text:span><text:span text:style-name="T5">);</text:span></text:p>
      <text:p text:style-name="P1"><text:span text:style-name="T5"><text:tab/><text:tab/><text:tab/><text:tab/></text:span><text:span text:style-name="T1">break</text:span><text:span text:style-name="T5">;</text:span></text:p>
      <text:p text:style-name="P15"><text:tab/><text:tab/><text:tab/>}</text:p>
      <text:p text:style-name="P15"><text:tab/><text:tab/>}</text:p>
      <text:p text:style-name="P15"><text:tab/>}</text:p>
      <text:p text:style-name="P1"><text:span text:style-name="T5"><text:tab/><text:tab/></text:span><text:span text:style-name="T1">public</text:span><text:span text:style-name="T5"> </text:span><text:span text:style-name="T1">static</text:span><text:span text:style-name="T5"> </text:span><text:span text:style-name="T1">boolean</text:span><text:span text:style-name="T5"> isaNumber(</text:span><text:span text:style-name="T1">int</text:span><text:span text:style-name="T5"> </text:span><text:span text:style-name="T14">number</text:span><text:span text:style-name="T5">)</text:span></text:p>
      <text:p text:style-name="P15"><text:tab/><text:tab/>{</text:p>
      <text:p text:style-name="P15"><text:tab/><text:tab/><text:tab/></text:p>
      <text:p text:style-name="P1"><text:span text:style-name="T5"><text:tab/><text:tab/><text:tab/></text:span><text:span text:style-name="T1">for</text:span><text:span text:style-name="T5"> (</text:span><text:span text:style-name="T1">int</text:span><text:span text:style-name="T5"> </text:span><text:span text:style-name="T14">i</text:span><text:span text:style-name="T5">=2;</text:span><text:span text:style-name="T14">i</text:span><text:span text:style-name="T5">&lt;=</text:span><text:span text:style-name="T14">number</text:span><text:span text:style-name="T5">/2;</text:span><text:span text:style-name="T14">i</text:span><text:span text:style-name="T5">++) {</text:span></text:p>
      <text:p text:style-name="P1"><text:span text:style-name="T5"><text:tab/><text:tab/><text:tab/><text:tab/></text:span><text:span text:style-name="T1">if</text:span><text:span text:style-name="T5">(</text:span><text:span text:style-name="T14">number</text:span><text:span text:style-name="T5">%</text:span><text:span text:style-name="T14">i</text:span><text:span text:style-name="T5">==0)</text:span></text:p>
      <text:p text:style-name="P15"><text:tab/><text:tab/><text:tab/><text:tab/>{</text:p>
      <text:p text:style-name="P1"><text:span text:style-name="T5"><text:tab/><text:tab/><text:tab/><text:tab/><text:tab/></text:span><text:span text:style-name="T1">return</text:span><text:span text:style-name="T5"> </text:span><text:span text:style-name="T1">false</text:span><text:span text:style-name="T5">;</text:span></text:p>
      <text:p text:style-name="P15"><text:tab/><text:tab/><text:tab/><text:tab/>}</text:p>
      <text:p text:style-name="P15"><text:tab/><text:tab/><text:tab/>}</text:p>
      <text:p text:style-name="P1"><text:span text:style-name="T5"><text:tab/><text:tab/><text:tab/></text:span><text:span text:style-name="T1">return</text:span><text:span text:style-name="T5"> </text:span><text:span text:style-name="T1">true</text:span><text:span text:style-name="T5">;</text:span></text:p>
      <text:p text:style-name="P15"><text:tab/><text:tab/>}}</text:p>
      <text:p text:style-name="P35"><text:soft-page-break/>Q8</text:p>
      <text:p text:style-name="P8">Swaping numbers</text:p>
      <text:p text:style-name="P1"><text:span text:style-name="T1">public</text:span><text:span text:style-name="T5"> </text:span><text:span text:style-name="T1">class</text:span><text:span text:style-name="T5"> Swap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</text:span><text:span text:style-name="T1">int</text:span><text:span text:style-name="T5"> </text:span><text:span text:style-name="T14">a</text:span><text:span text:style-name="T5">=10,</text:span><text:span text:style-name="T14">b</text:span><text:span text:style-name="T5">=20;</text:span></text:p>
      <text:p text:style-name="P1"><text:span text:style-name="T5"><text:tab/><text:tab/></text:span><text:span text:style-name="T14">a</text:span><text:span text:style-name="T5">=</text:span><text:span text:style-name="T14">a</text:span><text:span text:style-name="T5">+</text:span><text:span text:style-name="T14">b</text:span><text:span text:style-name="T5">;</text:span><text:span text:style-name="T18">//30</text:span></text:p>
      <text:p text:style-name="P1"><text:span text:style-name="T5"><text:tab/><text:tab/></text:span><text:span text:style-name="T14">b</text:span><text:span text:style-name="T5">=</text:span><text:span text:style-name="T14">a</text:span><text:span text:style-name="T5">-</text:span><text:span text:style-name="T14">b</text:span><text:span text:style-name="T5">;</text:span><text:span text:style-name="T18">//10</text:span></text:p>
      <text:p text:style-name="P1"><text:span text:style-name="T5"><text:tab/><text:tab/></text:span><text:span text:style-name="T14">a</text:span><text:span text:style-name="T5">=</text:span><text:span text:style-name="T14">a</text:span><text:span text:style-name="T5">-</text:span><text:span text:style-name="T14">b</text:span><text:span text:style-name="T5">;</text:span><text:span text:style-name="T18">//</text:span></text:p>
      <text:p text:style-name="P1"><text:span text:style-name="T5"><text:tab/><text:tab/>System.</text:span><text:span text:style-name="T20">out</text:span><text:span text:style-name="T5">.println(</text:span><text:span text:style-name="T14">a</text:span><text:span text:style-name="T5">);</text:span></text:p>
      <text:p text:style-name="P1"><text:span text:style-name="T5"><text:tab/><text:tab/>System.</text:span><text:span text:style-name="T20">out</text:span><text:span text:style-name="T5">.println(</text:span><text:span text:style-name="T14">b</text:span><text:span text:style-name="T5">);</text:span></text:p>
      <text:p text:style-name="P16"><text:tab/><text:tab/>}</text:p>
      <text:p text:style-name="P16"><text:s text:c="5"/>}</text:p>
      <text:p text:style-name="P28"><text:span text:style-name="T28">Q9</text:span></text:p>
      <text:p text:style-name="P28">Reverse number</text:p>
      <text:p text:style-name="P9"><text:span text:style-name="T1">public</text:span><text:span text:style-name="T5"> </text:span><text:span text:style-name="T1">class</text:span><text:span text:style-name="T5"> Reverse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String </text:span><text:span text:style-name="T14">s</text:span><text:span text:style-name="T5">=</text:span><text:span text:style-name="T22">"123"</text:span><text:span text:style-name="T5">;String </text:span><text:span text:style-name="T14">rev</text:span><text:span text:style-name="T5">=</text:span><text:span text:style-name="T22">""</text:span><text:span text:style-name="T5">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</text:span><text:span text:style-name="T14">s</text:span><text:span text:style-name="T5">.length()-1;</text:span><text:span text:style-name="T14">i</text:span><text:span text:style-name="T5">&gt;=0;</text:span><text:span text:style-name="T14">i</text:span><text:span text:style-name="T5">--)</text:span></text:p>
      <text:p text:style-name="P15"><text:tab/><text:tab/>{</text:p>
      <text:p text:style-name="P1"><text:span text:style-name="T5"><text:tab/><text:tab/></text:span><text:span text:style-name="T14">rev</text:span><text:span text:style-name="T5">=</text:span><text:span text:style-name="T14">rev</text:span><text:span text:style-name="T5">+</text:span><text:span text:style-name="T14">s</text:span><text:span text:style-name="T5">.charAt(</text:span><text:span text:style-name="T14">i</text:span><text:span text:style-name="T5">);<text:tab/></text:span></text:p>
      <text:p text:style-name="P15"><text:tab/><text:tab/>}</text:p>
      <text:p text:style-name="P1"><text:span text:style-name="T5"><text:tab/><text:tab/><text:tab/>System.</text:span><text:span text:style-name="T20">out</text:span><text:span text:style-name="T5">.println(</text:span><text:span text:style-name="T14">rev</text:span><text:span text:style-name="T5">);</text:span></text:p>
      <text:p text:style-name="P1"><text:span text:style-name="T5"><text:tab/>}</text:span><text:span text:style-name="T6">} </text:span><text:span text:style-name="T25">output:321</text:span></text:p>
      <text:p text:style-name="P9"><text:span text:style-name="T1">public</text:span><text:span text:style-name="T5"> </text:span><text:span text:style-name="T1">class</text:span><text:span text:style-name="T5"> Reverse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String </text:span><text:span text:style-name="T14">s</text:span><text:span text:style-name="T5">=</text:span><text:span text:style-name="T22">"coachit"</text:span><text:span text:style-name="T5">;String </text:span><text:span text:style-name="T14">rev</text:span><text:span text:style-name="T5">=</text:span><text:span text:style-name="T22">""</text:span><text:span text:style-name="T5">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</text:span><text:span text:style-name="T14">s</text:span><text:span text:style-name="T5">.length()-1;</text:span><text:span text:style-name="T14">i</text:span><text:span text:style-name="T5">&gt;=0;</text:span><text:span text:style-name="T14">i</text:span><text:span text:style-name="T5">--)</text:span></text:p>
      <text:p text:style-name="P15"><text:tab/><text:tab/>{</text:p>
      <text:p text:style-name="P1"><text:span text:style-name="T5"><text:tab/><text:tab/></text:span><text:span text:style-name="T14">rev</text:span><text:span text:style-name="T5">=</text:span><text:span text:style-name="T14">rev</text:span><text:span text:style-name="T5">+</text:span><text:span text:style-name="T14">s</text:span><text:span text:style-name="T5">.charAt(</text:span><text:span text:style-name="T14">i</text:span><text:span text:style-name="T5">);<text:tab/></text:span></text:p>
      <text:p text:style-name="P15"><text:tab/><text:tab/>}</text:p>
      <text:p text:style-name="P1"><text:span text:style-name="T5"><text:tab/><text:tab/>System.</text:span><text:span text:style-name="T20">out</text:span><text:span text:style-name="T5">.println(</text:span><text:span text:style-name="T14">rev</text:span><text:span text:style-name="T5">);</text:span></text:p>
      <text:p text:style-name="P5"><text:span text:style-name="T4"><text:tab/>}</text:span><text:span text:style-name="T29">}</text:span></text:p>
      <text:p text:style-name="P7">output:<text:span text:style-name="T4">tihcaoc</text:span></text:p>
      <text:p text:style-name="P38"><text:soft-page-break/><text:span text:style-name="T3">Q10</text:span></text:p>
      <text:p text:style-name="P38"><text:span text:style-name="T1">public</text:span><text:span text:style-name="T5"> </text:span><text:span text:style-name="T1">class</text:span><text:span text:style-name="T5"> </text:span><text:span text:style-name="T7">Fibonacci</text:span><text:span text:style-name="T5">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">int</text:span><text:span text:style-name="T5"> </text:span><text:span text:style-name="T14">a</text:span><text:span text:style-name="T5">=0;</text:span></text:p>
      <text:p text:style-name="P1"><text:span text:style-name="T5"><text:tab/><text:tab/></text:span><text:span text:style-name="T1">int</text:span><text:span text:style-name="T5"> </text:span><text:span text:style-name="T14">b</text:span><text:span text:style-name="T5">=1;</text:span></text:p>
      <text:p text:style-name="P1"><text:span text:style-name="T5"><text:tab/><text:tab/></text:span><text:span text:style-name="T1">int</text:span><text:span text:style-name="T5"> </text:span><text:span text:style-name="T14">c</text:span><text:span text:style-name="T5">;</text:span></text:p>
      <text:p text:style-name="P1"><text:span text:style-name="T5"><text:tab/><text:tab/></text:span><text:span text:style-name="T1">int</text:span><text:span text:style-name="T5"> </text:span><text:span text:style-name="T14">i</text:span><text:span text:style-name="T5">=0;</text:span></text:p>
      <text:p text:style-name="P1"><text:span text:style-name="T5"><text:tab/><text:tab/></text:span><text:span text:style-name="T1">while</text:span><text:span text:style-name="T5">(</text:span><text:span text:style-name="T14">i</text:span><text:span text:style-name="T5">&lt;=10)</text:span></text:p>
      <text:p text:style-name="P15"><text:tab/><text:tab/>{</text:p>
      <text:p text:style-name="P1"><text:span text:style-name="T5"><text:tab/><text:tab/><text:tab/>System.</text:span><text:span text:style-name="T20">out</text:span><text:span text:style-name="T5">.println(</text:span><text:span text:style-name="T14">a</text:span><text:span text:style-name="T5">);</text:span></text:p>
      <text:p text:style-name="P1"><text:span text:style-name="T5"><text:tab/><text:tab/><text:tab/></text:span><text:span text:style-name="T14">c</text:span><text:span text:style-name="T5">=</text:span><text:span text:style-name="T14">a</text:span><text:span text:style-name="T5">+</text:span><text:span text:style-name="T14">b</text:span><text:span text:style-name="T5">;</text:span><text:span text:style-name="T18">//1</text:span></text:p>
      <text:p text:style-name="P1"><text:span text:style-name="T5"><text:tab/><text:tab/><text:tab/></text:span><text:span text:style-name="T14">a</text:span><text:span text:style-name="T5">=</text:span><text:span text:style-name="T14">b</text:span><text:span text:style-name="T5">;</text:span><text:span text:style-name="T18">//1</text:span></text:p>
      <text:p text:style-name="P1"><text:span text:style-name="T5"><text:tab/><text:tab/><text:tab/></text:span><text:span text:style-name="T14">b</text:span><text:span text:style-name="T5">=</text:span><text:span text:style-name="T14">c</text:span><text:span text:style-name="T5">;</text:span></text:p>
      <text:p text:style-name="P1"><text:span text:style-name="T5"><text:tab/><text:tab/><text:tab/></text:span><text:span text:style-name="T14">i</text:span><text:span text:style-name="T5">++;</text:span></text:p>
      <text:p text:style-name="P15"><text:tab/><text:tab/><text:tab/>}</text:p>
      <text:p text:style-name="P15">}</text:p>
      <text:p text:style-name="P15">}</text:p>
      <text:p text:style-name="P26">Q12</text:p>
      <text:p text:style-name="P30">Negative numbers</text:p>
      <text:p text:style-name="P23"/>
      <text:p text:style-name="P1"><text:span text:style-name="T1">public</text:span><text:span text:style-name="T5"> </text:span><text:span text:style-name="T1">class</text:span><text:span text:style-name="T5"> Negativenumbers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</text:span><text:span text:style-name="T1">int</text:span><text:span text:style-name="T5"> </text:span><text:span text:style-name="T14">a</text:span><text:span text:style-name="T5">[]= {1,2,3,-1,-2,4}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</text:span><text:span text:style-name="T14">a</text:span><text:span text:style-name="T5">.</text:span><text:span text:style-name="T21">length</text:span><text:span text:style-name="T5">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;</text:span><text:span text:style-name="T1">if</text:span><text:span text:style-name="T5">(</text:span><text:span text:style-name="T14">a</text:span><text:span text:style-name="T5">[</text:span><text:span text:style-name="T14">i</text:span><text:span text:style-name="T5">]&gt;=0)</text:span></text:p>
      <text:p text:style-name="P1"><text:span text:style-name="T5"><text:tab/><text:tab/><text:tab/><text:tab/>System.</text:span><text:span text:style-name="T20">out</text:span><text:span text:style-name="T5">.print(</text:span><text:span text:style-name="T14">a</text:span><text:span text:style-name="T5">[</text:span><text:span text:style-name="T14">i</text:span><text:span text:style-name="T5">]+</text:span><text:span text:style-name="T22">" "</text:span><text:span text:style-name="T5">);</text:span></text:p>
      <text:p text:style-name="P15"><text:tab/><text:tab/>}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</text:span><text:span text:style-name="T14">a</text:span><text:span text:style-name="T5">.</text:span><text:span text:style-name="T21">length</text:span><text:span text:style-name="T5">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</text:span><text:span text:style-name="T1">if</text:span><text:span text:style-name="T5">(</text:span><text:span text:style-name="T14">a</text:span><text:span text:style-name="T5">[</text:span><text:span text:style-name="T14">i</text:span><text:span text:style-name="T5">]&lt;0)</text:span></text:p>
      <text:p text:style-name="P1"><text:span text:style-name="T5"><text:tab/><text:tab/><text:tab/><text:tab/>System.</text:span><text:span text:style-name="T20">out</text:span><text:span text:style-name="T5">.print(</text:span><text:span text:style-name="T14">a</text:span><text:span text:style-name="T5">[</text:span><text:span text:style-name="T14">i</text:span><text:span text:style-name="T5">]+</text:span><text:span text:style-name="T22">" "</text:span><text:span text:style-name="T5">);</text:span></text:p>
      <text:p text:style-name="P15"><text:tab/><text:tab/>}</text:p>
      <text:p text:style-name="P5"><text:span text:style-name="T4">}</text:span></text:p>
      <text:p text:style-name="P5"/>
      <text:p text:style-name="P15">}</text:p>
      <text:p text:style-name="P32"><text:soft-page-break/></text:p>
      <text:p text:style-name="P33"><text:span text:style-name="T28">Q11</text:span></text:p>
      <text:p text:style-name="P33">Print even numbers using list</text:p>
      <text:p text:style-name="P23"/>
      <text:p text:style-name="P1"><text:span text:style-name="T1">import</text:span><text:span text:style-name="T5"> java.util.*;</text:span></text:p>
      <text:p text:style-name="P1"><text:span text:style-name="T1">public</text:span><text:span text:style-name="T5"> </text:span><text:span text:style-name="T1">class</text:span><text:span text:style-name="T5"> List</text:span><text:span text:style-name="T9">Even</text:span><text:span text:style-name="T5">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5"><text:tab/><text:tab/></text:p>
      <text:p text:style-name="P1"><text:span text:style-name="T5"><text:tab/></text:span><text:span text:style-name="T11">ArrayList</text:span><text:span text:style-name="T5"> </text:span><text:span text:style-name="T14">al</text:span><text:span text:style-name="T5">=</text:span><text:span text:style-name="T1">new</text:span><text:span text:style-name="T5"> </text:span><text:span text:style-name="T11">ArrayList</text:span><text:span text:style-name="T5">();</text:span></text:p>
      <text:p text:style-name="P1"><text:span text:style-name="T5"><text:tab/></text:span><text:span text:style-name="T15">al</text:span><text:span text:style-name="T11">.add(21)</text:span><text:span text:style-name="T5">;</text:span></text:p>
      <text:p text:style-name="P1"><text:span text:style-name="T5"><text:tab/></text:span><text:span text:style-name="T15">al</text:span><text:span text:style-name="T11">.add(20)</text:span><text:span text:style-name="T5">;</text:span></text:p>
      <text:p text:style-name="P1"><text:span text:style-name="T5"><text:tab/></text:span><text:span text:style-name="T15">al</text:span><text:span text:style-name="T11">.add(26)</text:span><text:span text:style-name="T5">;</text:span></text:p>
      <text:p text:style-name="P1"><text:span text:style-name="T5"><text:tab/></text:span><text:span text:style-name="T15">al</text:span><text:span text:style-name="T11">.add(87)</text:span><text:span text:style-name="T5">;</text:span></text:p>
      <text:p text:style-name="P1"><text:span text:style-name="T5"><text:tab/></text:span><text:span text:style-name="T15">al</text:span><text:span text:style-name="T11">.add(34)</text:span><text:span text:style-name="T5">;</text:span></text:p>
      <text:p text:style-name="P1"><text:span text:style-name="T5"><text:tab/></text:span><text:span text:style-name="T15">al</text:span><text:span text:style-name="T11">.add(11)</text:span><text:span text:style-name="T5">;</text:span></text:p>
      <text:p text:style-name="P1"><text:span text:style-name="T5"><text:tab/></text:span><text:span text:style-name="T15">al</text:span><text:span text:style-name="T11">.add(14)</text:span><text:span text:style-name="T5">;</text:span></text:p>
      <text:p text:style-name="P1"><text:span text:style-name="T5"><text:tab/></text:span><text:span text:style-name="T15">al</text:span><text:span text:style-name="T11">.add(80)</text:span><text:span text:style-name="T5">;</text:span></text:p>
      <text:p text:style-name="P1"><text:span text:style-name="T5"><text:tab/></text:span><text:span text:style-name="T11">Iterator</text:span><text:span text:style-name="T5"> </text:span><text:span text:style-name="T16">it</text:span><text:span text:style-name="T5">=</text:span><text:span text:style-name="T14">al</text:span><text:span text:style-name="T5">.iterator();</text:span></text:p>
      <text:p text:style-name="P1"><text:span text:style-name="T5"><text:tab/></text:span><text:span text:style-name="T1">while</text:span><text:span text:style-name="T5">(</text:span><text:span text:style-name="T17">it</text:span><text:span text:style-name="T5">.hasNext()) {</text:span></text:p>
      <text:p text:style-name="P1"><text:span text:style-name="T5"><text:tab/><text:tab/>Integer </text:span><text:span text:style-name="T14">i</text:span><text:span text:style-name="T5">=(Integer)</text:span><text:span text:style-name="T17">it</text:span><text:span text:style-name="T5">.next();</text:span></text:p>
      <text:p text:style-name="P1"><text:span text:style-name="T5"><text:tab/><text:tab/></text:span><text:span text:style-name="T1">if</text:span><text:span text:style-name="T5">(</text:span><text:span text:style-name="T14">i</text:span><text:span text:style-name="T5">%2==0)</text:span></text:p>
      <text:p text:style-name="P15"><text:tab/><text:tab/>{</text:p>
      <text:p text:style-name="P1"><text:span text:style-name="T5"><text:tab/><text:tab/><text:tab/>System.</text:span><text:span text:style-name="T20">out</text:span><text:span text:style-name="T5">.println(</text:span><text:span text:style-name="T14">i</text:span><text:span text:style-name="T5">);</text:span></text:p>
      <text:p text:style-name="P15"><text:tab/><text:tab/>}</text:p>
      <text:p text:style-name="P1"><text:span text:style-name="T5"><text:tab/><text:tab/></text:span><text:span text:style-name="T1">else</text:span></text:p>
      <text:p text:style-name="P15"><text:tab/><text:tab/>{</text:p>
      <text:p text:style-name="P1"><text:span text:style-name="T5"><text:tab/><text:tab/><text:tab/></text:span><text:span text:style-name="T17">it</text:span><text:span text:style-name="T5">.remove();</text:span></text:p>
      <text:p text:style-name="P15"><text:tab/><text:tab/>}</text:p>
      <text:p text:style-name="P15"><text:tab/>}</text:p>
      <text:p text:style-name="P15"><text:tab/>}</text:p>
      <text:p text:style-name="P15">}</text:p>
      <text:p text:style-name="P15"/>
      <text:p text:style-name="P29">output:</text:p>
      <text:p text:style-name="P20">20</text:p>
      <text:p text:style-name="P15">26</text:p>
      <text:p text:style-name="P15">34</text:p>
      <text:p text:style-name="P15">14</text:p>
      <text:p text:style-name="P15">80</text:p>
      <text:p text:style-name="P29"><text:soft-page-break/></text:p>
      <text:p text:style-name="P21">Q12</text:p>
      <text:p text:style-name="P31">Negative numbers</text:p>
      <text:p text:style-name="P24"/>
      <text:p text:style-name="P3"><text:span text:style-name="T1">public</text:span><text:span text:style-name="T5"> </text:span><text:span text:style-name="T1">class</text:span><text:span text:style-name="T5"> Negativenumbers {</text:span></text:p>
      <text:p text:style-name="P6"/>
      <text:p text:style-name="P3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"><text:span text:style-name="T5"><text:tab/><text:tab/></text:span><text:span text:style-name="T18">// </text:span><text:span text:style-name="T19">TODO</text:span><text:span text:style-name="T18"> Auto-generated method stub</text:span></text:p>
      <text:p text:style-name="P3"><text:span text:style-name="T5"><text:tab/><text:tab/></text:span><text:span text:style-name="T1">int</text:span><text:span text:style-name="T5"> </text:span><text:span text:style-name="T14">a</text:span><text:span text:style-name="T5">[]= {1,2,3,-1,-2,4};</text:span></text:p>
      <text:p text:style-name="P3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</text:span><text:span text:style-name="T14">a</text:span><text:span text:style-name="T5">.</text:span><text:span text:style-name="T21">length</text:span><text:span text:style-name="T5">;</text:span><text:span text:style-name="T14">i</text:span><text:span text:style-name="T5">++)</text:span></text:p>
      <text:p text:style-name="P17"><text:tab/><text:tab/>{</text:p>
      <text:p text:style-name="P3"><text:span text:style-name="T5"><text:tab/><text:tab/><text:tab/>;</text:span><text:span text:style-name="T1">if</text:span><text:span text:style-name="T5">(</text:span><text:span text:style-name="T14">a</text:span><text:span text:style-name="T5">[</text:span><text:span text:style-name="T14">i</text:span><text:span text:style-name="T5">]&gt;=0)</text:span></text:p>
      <text:p text:style-name="P3"><text:span text:style-name="T5"><text:tab/><text:tab/><text:tab/><text:tab/>System.</text:span><text:span text:style-name="T20">out</text:span><text:span text:style-name="T5">.print(</text:span><text:span text:style-name="T14">a</text:span><text:span text:style-name="T5">[</text:span><text:span text:style-name="T14">i</text:span><text:span text:style-name="T5">]+</text:span><text:span text:style-name="T22">" "</text:span><text:span text:style-name="T5">);</text:span></text:p>
      <text:p text:style-name="P17"><text:tab/><text:tab/>}</text:p>
      <text:p text:style-name="P3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</text:span><text:span text:style-name="T14">a</text:span><text:span text:style-name="T5">.</text:span><text:span text:style-name="T21">length</text:span><text:span text:style-name="T5">;</text:span><text:span text:style-name="T14">i</text:span><text:span text:style-name="T5">++)</text:span></text:p>
      <text:p text:style-name="P17"><text:tab/><text:tab/>{</text:p>
      <text:p text:style-name="P3"><text:span text:style-name="T5"><text:tab/><text:tab/><text:tab/></text:span><text:span text:style-name="T1">if</text:span><text:span text:style-name="T5">(</text:span><text:span text:style-name="T14">a</text:span><text:span text:style-name="T5">[</text:span><text:span text:style-name="T14">i</text:span><text:span text:style-name="T5">]&lt;0)</text:span></text:p>
      <text:p text:style-name="P3"><text:span text:style-name="T5"><text:tab/><text:tab/><text:tab/><text:tab/>System.</text:span><text:span text:style-name="T20">out</text:span><text:span text:style-name="T5">.print(</text:span><text:span text:style-name="T14">a</text:span><text:span text:style-name="T5">[</text:span><text:span text:style-name="T14">i</text:span><text:span text:style-name="T5">]+</text:span><text:span text:style-name="T22">" "</text:span><text:span text:style-name="T5">);</text:span></text:p>
      <text:p text:style-name="P17"><text:tab/><text:tab/>}</text:p>
      <text:p text:style-name="P6"/>
      <text:p text:style-name="P17"><text:tab/>}</text:p>
      <text:p text:style-name="P6"/>
      <text:p text:style-name="P25">}</text:p>
      <text:p text:style-name="P34">using sort:</text:p>
      <text:p text:style-name="P9"><text:span text:style-name="T1">import</text:span><text:span text:style-name="T5"> java.util.Arrays;</text:span></text:p>
      <text:p text:style-name="P5"/>
      <text:p text:style-name="P1"><text:span text:style-name="T1">public</text:span><text:span text:style-name="T5"> </text:span><text:span text:style-name="T1">class</text:span><text:span text:style-name="T5"> Negativenumbers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</text:span><text:span text:style-name="T1">int</text:span><text:span text:style-name="T5"> </text:span><text:span text:style-name="T14">a</text:span><text:span text:style-name="T5">[]= {1,2,3,-1,-2,4};</text:span></text:p>
      <text:p text:style-name="P15"><text:tab/><text:tab/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</text:span><text:span text:style-name="T14">a</text:span><text:span text:style-name="T5">.</text:span><text:span text:style-name="T21">length</text:span><text:span text:style-name="T5">;</text:span><text:span text:style-name="T14">i</text:span><text:span text:style-name="T5">++)</text:span></text:p>
      <text:p text:style-name="P15"><text:tab/><text:tab/>{</text:p>
      <text:p text:style-name="P15"><text:tab/><text:tab/><text:tab/></text:p>
      <text:p text:style-name="P1"><text:span text:style-name="T5"><text:tab/><text:tab/><text:tab/>Arrays.</text:span><text:span text:style-name="T10">sort</text:span><text:span text:style-name="T5">(</text:span><text:span text:style-name="T14">a</text:span><text:span text:style-name="T5">);</text:span></text:p>
      <text:p text:style-name="P1"><text:span text:style-name="T5"><text:tab/><text:tab/><text:tab/><text:tab/>System.</text:span><text:span text:style-name="T20">out</text:span><text:span text:style-name="T5">.print(</text:span><text:span text:style-name="T14">a</text:span><text:span text:style-name="T5">[</text:span><text:span text:style-name="T14">i</text:span><text:span text:style-name="T5">]+</text:span><text:span text:style-name="T22">" "</text:span><text:span text:style-name="T5">);</text:span></text:p>
      <text:p text:style-name="P17"><text:tab/><text:tab/>}</text:p>
      <text:p text:style-name="P17">}</text:p>
      <text:p text:style-name="P19"><text:soft-page-break/>}</text:p>
      <text:p text:style-name="P21">Q16</text:p>
      <text:p text:style-name="P4"><text:span text:style-name="T27">Largest</text:span><text:span text:style-name="T12"> </text:span></text:p>
      <text:p text:style-name="P13"/>
      <text:p text:style-name="P2"><text:span text:style-name="T2">public</text:span><text:span text:style-name="T5"> </text:span><text:span text:style-name="T1">class</text:span><text:span text:style-name="T5"> </text:span><text:span text:style-name="T8">Largest</text:span><text:span text:style-name="T5">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</text:span><text:span text:style-name="T1">int</text:span><text:span text:style-name="T5"> </text:span><text:span text:style-name="T14">a</text:span><text:span text:style-name="T5">[]= {26,17,38,29,48};</text:span></text:p>
      <text:p text:style-name="P1"><text:span text:style-name="T5"><text:tab/><text:tab/></text:span><text:span text:style-name="T1">int</text:span><text:span text:style-name="T5"> </text:span><text:span text:style-name="T14">l</text:span><text:span text:style-name="T5">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=</text:span><text:span text:style-name="T14">a</text:span><text:span text:style-name="T5">.</text:span><text:span text:style-name="T21">length</text:span><text:span text:style-name="T5">-1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</text:span><text:span text:style-name="T1">for</text:span><text:span text:style-name="T5">(</text:span><text:span text:style-name="T1">int</text:span><text:span text:style-name="T5"> </text:span><text:span text:style-name="T14">j</text:span><text:span text:style-name="T5">=</text:span><text:span text:style-name="T14">i</text:span><text:span text:style-name="T5">+1;</text:span><text:span text:style-name="T14">j</text:span><text:span text:style-name="T5">&lt;=</text:span><text:span text:style-name="T14">a</text:span><text:span text:style-name="T5">.</text:span><text:span text:style-name="T21">length</text:span><text:span text:style-name="T5">-1;</text:span><text:span text:style-name="T14">j</text:span><text:span text:style-name="T5">++)</text:span></text:p>
      <text:p text:style-name="P1"><text:span text:style-name="T5"><text:tab/><text:tab/><text:tab/><text:tab/></text:span><text:span text:style-name="T1">if</text:span><text:span text:style-name="T5">(</text:span><text:span text:style-name="T14">a</text:span><text:span text:style-name="T5">[</text:span><text:span text:style-name="T14">i</text:span><text:span text:style-name="T5">]&gt;</text:span><text:span text:style-name="T14">a</text:span><text:span text:style-name="T5">[</text:span><text:span text:style-name="T14">j</text:span><text:span text:style-name="T5">]) {</text:span></text:p>
      <text:p text:style-name="P1"><text:span text:style-name="T5"><text:tab/><text:tab/><text:tab/><text:tab/><text:tab/></text:span><text:span text:style-name="T14">l</text:span><text:span text:style-name="T5">=</text:span><text:span text:style-name="T14">a</text:span><text:span text:style-name="T5">[</text:span><text:span text:style-name="T14">i</text:span><text:span text:style-name="T5">];</text:span></text:p>
      <text:p text:style-name="P1"><text:span text:style-name="T5"><text:tab/><text:tab/><text:tab/><text:tab/><text:tab/></text:span><text:span text:style-name="T14">a</text:span><text:span text:style-name="T5">[</text:span><text:span text:style-name="T14">i</text:span><text:span text:style-name="T5">]=</text:span><text:span text:style-name="T14">a</text:span><text:span text:style-name="T5">[</text:span><text:span text:style-name="T14">j</text:span><text:span text:style-name="T5">];</text:span></text:p>
      <text:p text:style-name="P1"><text:span text:style-name="T5"><text:tab/><text:tab/><text:tab/><text:tab/><text:tab/></text:span><text:span text:style-name="T14">a</text:span><text:span text:style-name="T5">[</text:span><text:span text:style-name="T14">j</text:span><text:span text:style-name="T5">]=</text:span><text:span text:style-name="T14">l</text:span><text:span text:style-name="T5">;</text:span></text:p>
      <text:p text:style-name="P15"><text:tab/><text:tab/><text:tab/><text:tab/><text:tab/>}</text:p>
      <text:p text:style-name="P15"><text:tab/><text:tab/>}</text:p>
      <text:p text:style-name="P1"><text:span text:style-name="T5"><text:s text:c="4"/></text:span><text:span text:style-name="T13">System</text:span><text:span text:style-name="T5">.</text:span><text:span text:style-name="T20">out</text:span><text:span text:style-name="T5">.println(</text:span><text:span text:style-name="T14">a</text:span><text:span text:style-name="T5">[(</text:span><text:span text:style-name="T14">a</text:span><text:span text:style-name="T5">.</text:span><text:span text:style-name="T21">length</text:span><text:span text:style-name="T5">)-</text:span><text:span text:style-name="T9">1</text:span><text:span text:style-name="T5">]);</text:span></text:p>
      <text:p text:style-name="P15"><text:tab/>}</text:p>
      <text:p text:style-name="P5"/>
      <text:p text:style-name="P18">}</text:p>
      <text:p text:style-name="P18"/>
      <text:p text:style-name="P21">Q13</text:p>
      <text:p text:style-name="P2"><text:span text:style-name="T1">import</text:span><text:span text:style-name="T5"> java.util.Arrays;</text:span></text:p>
      <text:p text:style-name="P5"/>
      <text:p text:style-name="P1"><text:span text:style-name="T1">public</text:span><text:span text:style-name="T5"> </text:span><text:span text:style-name="T1">class</text:span><text:span text:style-name="T5"> Sl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">int</text:span><text:span text:style-name="T5"> </text:span><text:span text:style-name="T14">a</text:span><text:span text:style-name="T5">[]= {1,2,3,4,5};</text:span></text:p>
      <text:p text:style-name="P1"><text:span text:style-name="T5"><text:tab/><text:tab/></text:span><text:span text:style-name="T1">int</text:span><text:span text:style-name="T5"> </text:span><text:span text:style-name="T14">b</text:span><text:span text:style-name="T5">[]= {4,3,6,1,2};</text:span></text:p>
      <text:p text:style-name="P1"><text:span text:style-name="T5"><text:tab/><text:tab/>Arrays.</text:span><text:span text:style-name="T10">sort</text:span><text:span text:style-name="T5">(</text:span><text:span text:style-name="T14">a</text:span><text:span text:style-name="T5">);</text:span></text:p>
      <text:p text:style-name="P1"><text:span text:style-name="T5"><text:tab/><text:tab/>Arrays.</text:span><text:span text:style-name="T10">sort</text:span><text:span text:style-name="T5">(</text:span><text:span text:style-name="T14">b</text:span><text:span text:style-name="T5">);</text:span></text:p>
      <text:p text:style-name="P1"><text:span text:style-name="T5"><text:tab/><text:tab/></text:span><text:span text:style-name="T1">boolean</text:span><text:span text:style-name="T5"> </text:span><text:span text:style-name="T14">returnVal</text:span><text:span text:style-name="T5">=Arrays.</text:span><text:span text:style-name="T10">equals</text:span><text:span text:style-name="T5">(</text:span><text:span text:style-name="T14">a</text:span><text:span text:style-name="T5">,</text:span><text:span text:style-name="T14">b</text:span><text:span text:style-name="T5">);</text:span></text:p>
      <text:p text:style-name="P1"><text:span text:style-name="T5"><text:tab/><text:tab/>System.</text:span><text:span text:style-name="T20">out</text:span><text:span text:style-name="T5">.println(</text:span><text:span text:style-name="T14">returnVal</text:span><text:span text:style-name="T5">);</text:span></text:p>
      <text:p text:style-name="P15"><text:tab/>}</text:p>
      <text:p text:style-name="P5"/>
      <text:p text:style-name="P15">}</text:p>
      <text:p text:style-name="P18"><text:soft-page-break/></text:p>
      <text:p text:style-name="P22">Q18</text:p>
      <text:p text:style-name="P19">import java.util.*;</text:p>
      <text:p text:style-name="P19">public class Main</text:p>
      <text:p text:style-name="P19">{</text:p>
      <text:p text:style-name="P19"><text:tab/>public static void main(String[] args) {</text:p>
      <text:p text:style-name="P19"><text:tab/><text:tab/></text:p>
      <text:p text:style-name="P19"><text:tab/><text:tab/>String s=new String();</text:p>
      <text:p text:style-name="P19"><text:tab/><text:tab/>Scanner sc=new Scanner(System.in);</text:p>
      <text:p text:style-name="P19"><text:s text:c="8"/>System.out.println("Enter ur String");</text:p>
      <text:p text:style-name="P19"><text:s text:c="8"/>s=sc.nextLine();</text:p>
      <text:p text:style-name="P19"><text:s text:c="8"/>String []words=s.split(" ");</text:p>
      <text:p text:style-name="P19"><text:s text:c="8"/>String reverseString="";</text:p>
      <text:p text:style-name="P19"><text:s text:c="8"/></text:p>
      <text:p text:style-name="P19"><text:s text:c="8"/></text:p>
      <text:p text:style-name="P19"><text:s text:c="8"/>for(String w:words)</text:p>
      <text:p text:style-name="P19"><text:s text:c="8"/>{</text:p>
      <text:p text:style-name="P19"><text:s text:c="8"/><text:tab/>String reverseword="";</text:p>
      <text:p text:style-name="P19"><text:s text:c="8"/><text:tab/>for(int j=w.length()-1;j&gt;=0;j--)</text:p>
      <text:p text:style-name="P19"><text:s text:c="8"/><text:tab/><text:tab/></text:p>
      <text:p text:style-name="P19"><text:s text:c="8"/><text:tab/>{</text:p>
      <text:p text:style-name="P19"><text:s text:c="8"/><text:tab/><text:tab/>reverseword=reverseword+w.charAt(j);</text:p>
      <text:p text:style-name="P19"><text:s text:c="8"/><text:tab/>}</text:p>
      <text:p text:style-name="P19"><text:s text:c="8"/></text:p>
      <text:p text:style-name="P19"><text:s text:c="6"/>// System.out.print(reverseword);</text:p>
      <text:p text:style-name="P19"><text:s text:c="7"/>reverseString=reverseString+reverseword+" ";</text:p>
      <text:p text:style-name="P19"><text:s text:c="7"/></text:p>
      <text:p text:style-name="P19"><text:s text:c="8"/>}</text:p>
      <text:p text:style-name="P19"><text:s text:c="8"/>System.out.print(reverseString);</text:p>
      <text:p text:style-name="P19"><text:tab/>}</text:p>
      <text:p text:style-name="P19"/>
      <text:p text:style-name="P19"><text:tab/></text:p>
      <text:p text:style-name="P19"><text:tab/>}</text:p>
      <text:p text:style-name="P19"/>
      <text:p text:style-name="P19"/>
      <text:p text:style-name="P19"/>
      <text:p text:style-name="P19"/>
      <text:p text:style-name="P19"><text:soft-page-break/></text:p>
      <text:p text:style-name="P22">Q15</text:p>
      <text:p text:style-name="P2"><text:span text:style-name="T2">public</text:span><text:span text:style-name="T5"> </text:span><text:span text:style-name="T1">class</text:span><text:span text:style-name="T5"> Armstrong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1">int</text:span><text:span text:style-name="T5"> </text:span><text:span text:style-name="T14">no</text:span><text:span text:style-name="T5">=153;</text:span><text:span text:style-name="T1">int</text:span><text:span text:style-name="T5"> </text:span><text:span text:style-name="T14">len</text:span><text:span text:style-name="T5">=0;</text:span></text:p>
      <text:p text:style-name="P1"><text:span text:style-name="T1">int</text:span><text:span text:style-name="T5"> </text:span><text:span text:style-name="T14">t1</text:span><text:span text:style-name="T5">=</text:span><text:span text:style-name="T14">no</text:span><text:span text:style-name="T5">;</text:span></text:p>
      <text:p text:style-name="P1"><text:span text:style-name="T1">while</text:span><text:span text:style-name="T5">(</text:span><text:span text:style-name="T14">t1</text:span><text:span text:style-name="T5">!=0)</text:span></text:p>
      <text:p text:style-name="P15">{</text:p>
      <text:p text:style-name="P1"><text:span text:style-name="T5"><text:tab/></text:span><text:span text:style-name="T14">len</text:span><text:span text:style-name="T5">=</text:span><text:span text:style-name="T14">len</text:span><text:span text:style-name="T5">+1;</text:span></text:p>
      <text:p text:style-name="P1"><text:span text:style-name="T5"><text:tab/></text:span><text:span text:style-name="T14">t1</text:span><text:span text:style-name="T5">=</text:span><text:span text:style-name="T14">t1</text:span><text:span text:style-name="T5">/10;</text:span></text:p>
      <text:p text:style-name="P15">}</text:p>
      <text:p text:style-name="P1"><text:span text:style-name="T5">System.</text:span><text:span text:style-name="T20">out</text:span><text:span text:style-name="T5">.println(</text:span><text:span text:style-name="T14">len</text:span><text:span text:style-name="T5">);</text:span></text:p>
      <text:p text:style-name="P1"><text:span text:style-name="T1">int</text:span><text:span text:style-name="T5"> </text:span><text:span text:style-name="T14">t2</text:span><text:span text:style-name="T5">=</text:span><text:span text:style-name="T14">no</text:span><text:span text:style-name="T5">;</text:span></text:p>
      <text:p text:style-name="P1"><text:span text:style-name="T1">int</text:span><text:span text:style-name="T5"> </text:span><text:span text:style-name="T14">arm</text:span><text:span text:style-name="T5">=0;</text:span><text:span text:style-name="T1">int</text:span><text:span text:style-name="T5"> </text:span><text:span text:style-name="T14">rem</text:span><text:span text:style-name="T5">;</text:span></text:p>
      <text:p text:style-name="P1"><text:span text:style-name="T1">while</text:span><text:span text:style-name="T5">(</text:span><text:span text:style-name="T14">t2</text:span><text:span text:style-name="T5">!=0)</text:span></text:p>
      <text:p text:style-name="P15">{</text:p>
      <text:p text:style-name="P1"><text:span text:style-name="T5"><text:tab/></text:span><text:span text:style-name="T1">int</text:span><text:span text:style-name="T5"> </text:span><text:span text:style-name="T14">mul</text:span><text:span text:style-name="T5">=1;</text:span></text:p>
      <text:p text:style-name="P1"><text:span text:style-name="T5"><text:tab/></text:span><text:span text:style-name="T14">rem</text:span><text:span text:style-name="T5">=</text:span><text:span text:style-name="T14">t2</text:span><text:span text:style-name="T5">%10;</text:span></text:p>
      <text:p text:style-name="P1"><text:span text:style-name="T5"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1;</text:span><text:span text:style-name="T14">i</text:span><text:span text:style-name="T5">&lt;=</text:span><text:span text:style-name="T14">len</text:span><text:span text:style-name="T5">;</text:span><text:span text:style-name="T14">i</text:span><text:span text:style-name="T5">++)</text:span></text:p>
      <text:p text:style-name="P15"><text:tab/>{</text:p>
      <text:p text:style-name="P1"><text:span text:style-name="T5"><text:tab/><text:tab/></text:span><text:span text:style-name="T14">mul</text:span><text:span text:style-name="T5">=</text:span><text:span text:style-name="T14">mul</text:span><text:span text:style-name="T5">*</text:span><text:span text:style-name="T14">rem</text:span><text:span text:style-name="T5">;</text:span></text:p>
      <text:p text:style-name="P15"><text:tab/><text:tab/>}</text:p>
      <text:p text:style-name="P1"><text:span text:style-name="T5"><text:tab/></text:span><text:span text:style-name="T14">arm</text:span><text:span text:style-name="T5">=</text:span><text:span text:style-name="T14">arm</text:span><text:span text:style-name="T5">+</text:span><text:span text:style-name="T14">mul</text:span><text:span text:style-name="T5">;</text:span></text:p>
      <text:p text:style-name="P1"><text:span text:style-name="T5"><text:tab/></text:span><text:span text:style-name="T14">t2</text:span><text:span text:style-name="T5">=</text:span><text:span text:style-name="T14">t2</text:span><text:span text:style-name="T5">/10;</text:span></text:p>
      <text:p text:style-name="P15">}</text:p>
      <text:p text:style-name="P1"><text:span text:style-name="T5">System.</text:span><text:span text:style-name="T20">out</text:span><text:span text:style-name="T5">.println(</text:span><text:span text:style-name="T14">arm</text:span><text:span text:style-name="T5">);</text:span></text:p>
      <text:p text:style-name="P1"><text:span text:style-name="T1">if</text:span><text:span text:style-name="T5">(</text:span><text:span text:style-name="T14">no</text:span><text:span text:style-name="T5">==</text:span><text:span text:style-name="T14">arm</text:span><text:span text:style-name="T5">)</text:span></text:p>
      <text:p text:style-name="P15">{</text:p>
      <text:p text:style-name="P1"><text:span text:style-name="T5"><text:tab/>System.</text:span><text:span text:style-name="T20">out</text:span><text:span text:style-name="T5">.println(</text:span><text:span text:style-name="T22">"armstrong number"</text:span><text:span text:style-name="T5">);</text:span></text:p>
      <text:p text:style-name="P15">}</text:p>
      <text:p text:style-name="P14">else</text:p>
      <text:p text:style-name="P15">{</text:p>
      <text:p text:style-name="P1"><text:span text:style-name="T5"><text:tab/>System.</text:span><text:span text:style-name="T20">out</text:span><text:span text:style-name="T5">.println(</text:span><text:span text:style-name="T22">"not an armstrong number"</text:span><text:span text:style-name="T5">);</text:span></text:p>
      <text:p text:style-name="P15">}</text:p>
      <text:p text:style-name="P15"><text:tab/></text:p>
      <text:p text:style-name="P15"><text:tab/><text:tab/>}</text:p>
      <text:p text:style-name="P37"><text:span text:style-name="T4">}</text:span></text:p>
      <text:p text:style-name="P27"><text:soft-page-break/>Q16</text:p>
      <text:p text:style-name="P2"><text:span text:style-name="T2">import</text:span><text:span text:style-name="T5"> java.util.Scanner;</text:span></text:p>
      <text:p text:style-name="P1"><text:span text:style-name="T1">public</text:span><text:span text:style-name="T5"> </text:span><text:span text:style-name="T1">class</text:span><text:span text:style-name="T5"> VowCon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tab/><text:tab/>String </text:span><text:span text:style-name="T14">s</text:span><text:span text:style-name="T5">=</text:span><text:span text:style-name="T1">new</text:span><text:span text:style-name="T5"> String();</text:span><text:span text:style-name="T1">int</text:span><text:span text:style-name="T5"> </text:span><text:span text:style-name="T14">con</text:span><text:span text:style-name="T5">=0;</text:span><text:span text:style-name="T1">int</text:span><text:span text:style-name="T5"> </text:span><text:span text:style-name="T14">vow</text:span><text:span text:style-name="T5">=0;</text:span></text:p>
      <text:p text:style-name="P1"><text:span text:style-name="T5"><text:tab/><text:tab/>Scanner </text:span><text:span text:style-name="T15">sc</text:span><text:span text:style-name="T5">=</text:span><text:span text:style-name="T1">new</text:span><text:span text:style-name="T5"> Scanner(System.</text:span><text:span text:style-name="T20">in</text:span><text:span text:style-name="T5">);</text:span></text:p>
      <text:p text:style-name="P1"><text:span text:style-name="T5"><text:tab/><text:tab/>System.</text:span><text:span text:style-name="T20">out</text:span><text:span text:style-name="T5">.println(</text:span><text:span text:style-name="T22">"Enter ur name"</text:span><text:span text:style-name="T5">);</text:span></text:p>
      <text:p text:style-name="P1"><text:span text:style-name="T5"><text:tab/><text:tab/></text:span><text:span text:style-name="T14">s</text:span><text:span text:style-name="T5">=</text:span><text:span text:style-name="T14">sc</text:span><text:span text:style-name="T5">.</text:span><text:span text:style-name="T13">nextLine</text:span><text:span text:style-name="T5">();</text:span></text:p>
      <text:p text:style-name="P1"><text:span text:style-name="T5"><text:tab/><text:tab/></text:span><text:span text:style-name="T14">s</text:span><text:span text:style-name="T5">=</text:span><text:span text:style-name="T14">s</text:span><text:span text:style-name="T5">.toUpperCase()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0;</text:span><text:span text:style-name="T14">i</text:span><text:span text:style-name="T5">&lt;</text:span><text:span text:style-name="T14">s</text:span><text:span text:style-name="T5">.length()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</text:span><text:span text:style-name="T1">char</text:span><text:span text:style-name="T5"> </text:span><text:span text:style-name="T14">c</text:span><text:span text:style-name="T5">=</text:span><text:span text:style-name="T14">s</text:span><text:span text:style-name="T5">.charAt(</text:span><text:span text:style-name="T14">i</text:span><text:span text:style-name="T5">);</text:span></text:p>
      <text:p text:style-name="P1"><text:span text:style-name="T5"><text:tab/><text:tab/><text:tab/></text:span><text:span text:style-name="T1">if</text:span><text:span text:style-name="T5">(</text:span><text:span text:style-name="T14">c</text:span><text:span text:style-name="T5">!=</text:span><text:span text:style-name="T22">' '</text:span><text:span text:style-name="T5">)</text:span></text:p>
      <text:p text:style-name="P15"><text:tab/><text:tab/><text:tab/>{</text:p>
      <text:p text:style-name="P1"><text:span text:style-name="T5"><text:tab/><text:tab/></text:span><text:span text:style-name="T1">if</text:span><text:span text:style-name="T5">(</text:span><text:span text:style-name="T14">c</text:span><text:span text:style-name="T5">==</text:span><text:span text:style-name="T22">'A'</text:span><text:span text:style-name="T5">||</text:span><text:span text:style-name="T14">c</text:span><text:span text:style-name="T5">==</text:span><text:span text:style-name="T22">'E'</text:span><text:span text:style-name="T5">||</text:span><text:span text:style-name="T14">c</text:span><text:span text:style-name="T5">==</text:span><text:span text:style-name="T22">'I'</text:span><text:span text:style-name="T5">||</text:span><text:span text:style-name="T14">c</text:span><text:span text:style-name="T5">==</text:span><text:span text:style-name="T22">'O'</text:span><text:span text:style-name="T5">||</text:span><text:span text:style-name="T14">c</text:span><text:span text:style-name="T5">==</text:span><text:span text:style-name="T22">'U'</text:span><text:span text:style-name="T5">)</text:span></text:p>
      <text:p text:style-name="P15"><text:tab/><text:tab/><text:tab/><text:tab/>{</text:p>
      <text:p text:style-name="P1"><text:span text:style-name="T5"><text:tab/><text:tab/><text:tab/><text:tab/><text:tab/></text:span><text:span text:style-name="T14">vow</text:span><text:span text:style-name="T5">=</text:span><text:span text:style-name="T14">vow</text:span><text:span text:style-name="T5">+1;</text:span></text:p>
      <text:p text:style-name="P15"><text:tab/><text:tab/><text:tab/><text:tab/>}</text:p>
      <text:p text:style-name="P1"><text:span text:style-name="T5"><text:tab/><text:tab/><text:tab/><text:tab/></text:span><text:span text:style-name="T1">else</text:span></text:p>
      <text:p text:style-name="P1"><text:span text:style-name="T5"><text:tab/><text:tab/><text:tab/><text:tab/><text:tab/></text:span><text:span text:style-name="T14">con</text:span><text:span text:style-name="T5">=</text:span><text:span text:style-name="T14">con</text:span><text:span text:style-name="T5">+1;</text:span></text:p>
      <text:p text:style-name="P15"><text:tab/><text:tab/><text:tab/>}</text:p>
      <text:p text:style-name="P15"><text:tab/><text:tab/>}</text:p>
      <text:p text:style-name="P1"><text:span text:style-name="T5"><text:tab/><text:tab/>System.</text:span><text:span text:style-name="T20">out</text:span><text:span text:style-name="T5">.println(</text:span><text:span text:style-name="T14">vow</text:span><text:span text:style-name="T5">);</text:span></text:p>
      <text:p text:style-name="P1"><text:span text:style-name="T5"><text:tab/><text:tab/>System.</text:span><text:span text:style-name="T20">out</text:span><text:span text:style-name="T5">.println(</text:span><text:span text:style-name="T14">con</text:span><text:span text:style-name="T5">);</text:span></text:p>
      <text:p text:style-name="P5"/>
      <text:p text:style-name="P15"><text:tab/>}</text:p>
      <text:p text:style-name="P5"/>
      <text:p text:style-name="P15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Q19</text:p>
      <text:p text:style-name="P10"><text:span text:style-name="T24">R</text:span><text:span text:style-name="T23">emoving spaces:</text:span></text:p>
      <text:p text:style-name="P2"><text:span text:style-name="T2">public</text:span><text:span text:style-name="T5"> </text:span><text:span text:style-name="T1">class</text:span><text:span text:style-name="T5"> Spaces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"><text:span text:style-name="T5"><text:tab/><text:tab/></text:span><text:span text:style-name="T18">// </text:span><text:span text:style-name="T19">TODO</text:span><text:span text:style-name="T18"> Auto-generated method stub</text:span></text:p>
      <text:p text:style-name="P1"><text:span text:style-name="T5"><text:s text:c="4"/>String </text:span><text:span text:style-name="T14">s</text:span><text:span text:style-name="T5">=</text:span><text:span text:style-name="T22">"this is java"</text:span><text:span text:style-name="T5">;</text:span></text:p>
      <text:p text:style-name="P1"><text:span text:style-name="T5"><text:s text:c="4"/></text:span><text:span text:style-name="T14">s</text:span><text:span text:style-name="T5">=</text:span><text:span text:style-name="T14">s</text:span><text:span text:style-name="T5">.replaceAll(</text:span><text:span text:style-name="T22">"\\s"</text:span><text:span text:style-name="T5">, </text:span><text:span text:style-name="T22">""</text:span><text:span text:style-name="T5">);</text:span></text:p>
      <text:p text:style-name="P1"><text:span text:style-name="T5"><text:s text:c="4"/>System.</text:span><text:span text:style-name="T20">out</text:span><text:span text:style-name="T5">.println(</text:span><text:span text:style-name="T14">s</text:span><text:span text:style-name="T5">);<text:tab/><text:tab/></text:span></text:p>
      <text:p text:style-name="P15"><text:tab/>}</text:p>
      <text:p text:style-name="P5"/>
      <text:p text:style-name="P18">}</text:p>
      <text:p text:style-name="P19"/>
      <text:p text:style-name="P22">Q14</text:p>
      <text:p text:style-name="P11"><text:span text:style-name="T24">p</text:span><text:span text:style-name="T23">erfect number</text:span></text:p>
      <text:p text:style-name="P2"><text:span text:style-name="T2">public</text:span><text:span text:style-name="T5"> </text:span><text:span text:style-name="T1">class</text:span><text:span text:style-name="T5"> Perfect {</text:span></text:p>
      <text:p text:style-name="P5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15"><text:tab/><text:tab/></text:p>
      <text:p text:style-name="P1"><text:span text:style-name="T5"><text:tab/><text:tab/></text:span><text:span text:style-name="T1">int</text:span><text:span text:style-name="T5"> </text:span><text:span text:style-name="T14">n</text:span><text:span text:style-name="T5">=6;</text:span><text:span text:style-name="T1">int</text:span><text:span text:style-name="T5"> </text:span><text:span text:style-name="T14">count</text:span><text:span text:style-name="T5">=0;</text:span></text:p>
      <text:p text:style-name="P1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14">i</text:span><text:span text:style-name="T5">=1;</text:span><text:span text:style-name="T14">i</text:span><text:span text:style-name="T5">&lt;6;</text:span><text:span text:style-name="T14">i</text:span><text:span text:style-name="T5">++)</text:span></text:p>
      <text:p text:style-name="P15"><text:tab/><text:tab/>{</text:p>
      <text:p text:style-name="P1"><text:span text:style-name="T5"><text:tab/><text:tab/><text:tab/></text:span><text:span text:style-name="T1">if</text:span><text:span text:style-name="T5">(</text:span><text:span text:style-name="T14">n</text:span><text:span text:style-name="T5">%</text:span><text:span text:style-name="T14">i</text:span><text:span text:style-name="T5">==0)</text:span></text:p>
      <text:p text:style-name="P1"><text:span text:style-name="T5"><text:tab/><text:tab/><text:tab/><text:tab/></text:span><text:span text:style-name="T14">count</text:span><text:span text:style-name="T5">=</text:span><text:span text:style-name="T14">count</text:span><text:span text:style-name="T5">+</text:span><text:span text:style-name="T14">i</text:span><text:span text:style-name="T5">;</text:span></text:p>
      <text:p text:style-name="P15"><text:tab/><text:tab/>}</text:p>
      <text:p text:style-name="P1"><text:span text:style-name="T5"><text:tab/><text:tab/>System.</text:span><text:span text:style-name="T20">out</text:span><text:span text:style-name="T5">.println(</text:span><text:span text:style-name="T14">count</text:span><text:span text:style-name="T5">);</text:span></text:p>
      <text:p text:style-name="P1"><text:span text:style-name="T5"><text:tab/><text:tab/></text:span><text:span text:style-name="T1">if</text:span><text:span text:style-name="T5">(</text:span><text:span text:style-name="T14">n</text:span><text:span text:style-name="T5">==</text:span><text:span text:style-name="T14">count</text:span><text:span text:style-name="T5">)</text:span></text:p>
      <text:p text:style-name="P15"><text:tab/><text:tab/>{</text:p>
      <text:p text:style-name="P1"><text:span text:style-name="T5"><text:tab/><text:tab/><text:tab/>System.</text:span><text:span text:style-name="T20">out</text:span><text:span text:style-name="T5">.println(</text:span><text:span text:style-name="T22">"perfect no."</text:span><text:span text:style-name="T5">);</text:span></text:p>
      <text:p text:style-name="P15"><text:tab/><text:tab/>}</text:p>
      <text:p text:style-name="P5"/>
      <text:p text:style-name="P15"><text:tab/>}</text:p>
      <text:p text:style-name="P5"/>
      <text:p text:style-name="P18">}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28:34.302923191</meta:creation-date>
    <dc:date>2022-07-23T10:22:07.250840737</dc:date>
    <meta:editing-duration>PT19H59M2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1" meta:paragraph-count="328" meta:word-count="619" meta:character-count="5414" meta:non-whitespace-character-count="4451"/>
  </office:meta>
</office:document-meta>
</file>